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T America Standard" svg:font-family="'GT America Standard', Helvetica, 'Helvetica Neue', Arial, 'Segoe UI', Roboto, 'Droid Sans', sans-serif"/>
    <style:font-face style:name="Linux Libertine" svg:font-family="'Linux Libertine', Georgia, Times, serif"/>
    <style:font-face style:name="Open Sans" svg:font-family="'Open Sans', sans-serif"/>
    <style:font-face style:name="Roboto1" svg:font-family="Roboto, Arial, sans-serif"/>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6.5in" fo:margin-top="0in" fo:margin-bottom="0in" table:align="right" style:writing-mode="lr-tb"/>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0in" fo:border="none" style:writing-mode="lr-tb"/>
    </style:style>
    <style:style style:name="Table1" style:family="table">
      <style:table-properties style:width="6.925in" table:align="left"/>
    </style:style>
    <style:style style:name="Table1.A" style:family="table-column">
      <style:table-column-properties style:column-width="6.925in"/>
    </style:style>
    <style:style style:name="Table1.A1" style:family="table-cell">
      <style:table-cell-properties style:vertical-align="middle" fo:background-color="#ffffff" fo:padding="0.0194in" fo:border="none">
        <style:background-image/>
      </style:table-cell-properties>
    </style:style>
    <style:style style:name="P1"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font-size="12pt" fo:letter-spacing="normal" fo:language="en" fo:country="US" fo:font-style="normal" fo:font-weight="normal" officeooo:rsid="000e6532"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2" style:family="paragraph" style:parent-style-name="Standard">
      <style:text-properties fo:color="#000000" loext:opacity="100%" style:font-name="Times New Roman" fo:font-size="12pt" fo:font-weight="bold" officeooo:paragraph-rsid="0005ce12" style:font-size-asian="12pt" style:font-weight-asian="bold" style:font-size-complex="12pt" style:font-weight-complex="bold"/>
    </style:style>
    <style:style style:name="P3" style:family="paragraph" style:parent-style-name="Title">
      <style:paragraph-properties fo:margin-left="0in" fo:margin-right="0in" fo:line-height="200%" fo:text-indent="0in" style:auto-text-indent="false"/>
      <style:text-properties fo:font-variant="normal" fo:text-transform="none" fo:color="#000000" loext:opacity="100%" style:font-name="Times New Roman" fo:font-size="12pt" fo:letter-spacing="normal" fo:language="en" fo:country="US" fo:font-style="normal" fo:font-weight="normal" officeooo:rsid="000aa576" officeooo:paragraph-rsid="000aa576"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4" style:family="paragraph" style:parent-style-name="Title">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5" style:family="paragraph" style:parent-style-name="Title">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6" style:family="paragraph" style:parent-style-name="Title_20_2">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7"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000000" loext:opacity="100%" style:font-name="Times New Roman" fo:font-size="12pt" fo:letter-spacing="normal" fo:language="en" fo:country="US" fo:font-style="normal" fo:font-weight="bold"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8"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style:font-name="Times New Roman" fo:font-size="12pt" fo:letter-spacing="normal" fo:font-style="normal" fo:font-weight="bold" officeooo:paragraph-rsid="0005ce12" style:font-size-asian="12pt" style:font-size-complex="12pt" fo:hyphenate="false" fo:hyphenation-remain-char-count="2" fo:hyphenation-push-char-count="2" loext:hyphenation-no-caps="false"/>
    </style:style>
    <style:style style:name="P9"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style:font-name="Times New Roman" fo:font-size="12pt" fo:letter-spacing="normal" fo:font-style="normal" fo:font-weight="bold" officeooo:paragraph-rsid="0019af26" style:font-size-asian="12pt" style:font-size-complex="12pt" fo:hyphenate="false" fo:hyphenation-remain-char-count="2" fo:hyphenation-push-char-count="2" loext:hyphenation-no-caps="false"/>
    </style:style>
    <style:style style:name="P10"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style:font-name="Times New Roman" fo:font-size="12pt" fo:letter-spacing="normal" fo:font-style="normal" fo:font-weight="bold" officeooo:rsid="0019af26" officeooo:paragraph-rsid="0019af26" style:font-size-asian="12pt" style:font-size-complex="12pt" fo:hyphenate="false" fo:hyphenation-remain-char-count="2" fo:hyphenation-push-char-count="2" loext:hyphenation-no-caps="false"/>
    </style:style>
    <style:style style:name="P11"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2"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font-variant="normal" fo:text-transform="none" fo:color="#000000" loext:opacity="100%" style:font-name="Times New Roman" fo:font-size="12pt" fo:letter-spacing="normal" fo:language="en" fo:country="US" fo:font-style="normal" fo:font-weight="bold" officeooo:rsid="0019b5f6" officeooo:paragraph-rsid="0019b5f6"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3"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rsid="0005ce12"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style:font-name="Times New Roman" fo:font-size="12pt" fo:background-color="#e6eaf0" style:font-size-asian="12pt" style:font-size-complex="12pt"/>
    </style:style>
    <style:style style:name="P16" style:family="paragraph" style:parent-style-name="Standard">
      <style:paragraph-properties fo:margin-left="0in" fo:margin-right="0in" fo:line-height="200%" fo:text-indent="0.5in" style:auto-text-indent="false"/>
      <style:text-properties fo:color="#000000" loext:opacity="100%" style:font-name="Times New Roman" fo:font-size="12pt" fo:font-weight="bold" officeooo:paragraph-rsid="0005ce12" style:font-size-asian="12pt" style:font-weight-asian="bold" style:font-size-complex="12pt" style:font-weight-complex="bold"/>
    </style:style>
    <style:style style:name="P17"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font-weight="bold" officeooo:paragraph-rsid="0005ce12" style:font-size-asian="12pt" style:font-weight-asian="bold" style:font-size-complex="12pt" style:font-weight-complex="bold" fo:hyphenate="false" fo:hyphenation-remain-char-count="2" fo:hyphenation-push-char-count="2" loext:hyphenation-no-caps="false"/>
    </style:style>
    <style:style style:name="P18" style:family="paragraph" style:parent-style-name="Table_20_Contents" style:list-style-name="L1">
      <style:paragraph-properties fo:text-align="start" style:justify-single-word="false"/>
    </style:style>
    <style:style style:name="P19" style:family="paragraph" style:parent-style-name="Table_20_Contents">
      <style:paragraph-properties fo:margin-top="0in" fo:margin-bottom="0.1965in" style:contextual-spacing="false" fo:text-align="start" style:justify-single-word="false"/>
    </style:style>
    <style:style style:name="P20" style:family="paragraph" style:parent-style-name="Table_20_Contents" style:list-style-name="L1">
      <style:paragraph-properties fo:margin-top="0in" fo:margin-bottom="0.1965in" style:contextual-spacing="false" fo:text-align="start" style:justify-single-word="false"/>
    </style:style>
    <style:style style:name="P21"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paragraph-rsid="0005ce12" style:font-size-asian="12pt" style:font-weight-asian="bold" style:font-size-complex="12pt" style:font-weight-complex="bold"/>
    </style:style>
    <style:style style:name="P22"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19b5f6" officeooo:paragraph-rsid="0019b5f6" style:font-size-asian="12pt" style:font-weight-asian="bold" style:font-size-complex="12pt" style:font-weight-complex="bold"/>
    </style:style>
    <style:style style:name="P23" style:family="paragraph" style:parent-style-name="Table_20_Contents">
      <style:paragraph-properties fo:margin-left="0in" fo:margin-right="0in" fo:line-height="200%" fo:orphans="0" fo:widows="0" fo:text-indent="0.5in" style:auto-text-indent="false">
        <style:tab-stops/>
      </style:paragraph-properties>
      <style:text-properties fo:color="#000000" loext:opacity="100%" style:font-name="Times New Roman" fo:font-size="12pt" fo:font-weight="bold" officeooo:rsid="0018a7f6" officeooo:paragraph-rsid="0018a7f6" style:font-size-asian="12pt" style:font-weight-asian="bold" style:font-size-complex="12pt" style:font-weight-complex="bold"/>
    </style:style>
    <style:style style:name="P24" style:family="paragraph" style:parent-style-name="Text_20_body">
      <style:text-properties style:font-name="Times New Roman" fo:font-size="12pt" style:font-size-asian="12pt" style:font-size-complex="12pt"/>
    </style:style>
    <style:style style:name="P25" style:family="paragraph" style:parent-style-name="Text_20_body">
      <style:paragraph-properties fo:margin-left="0in" fo:margin-right="0in" fo:margin-top="0in" fo:margin-bottom="0.1043in" style:contextual-spacing="false" fo:line-height="200%" fo:text-align="start" style:justify-single-word="false" fo:orphans="0" fo:widows="0" fo:hyphenation-ladder-count="no-limit" fo:text-indent="0in" style:auto-text-indent="false" style:writing-mode="lr-tb">
        <style:tab-stops/>
      </style:paragraph-properties>
      <style:text-properties fo:font-variant="normal" fo:text-transform="none" fo:color="#555555" loext:opacity="100%" style:font-name="Times New Roman" fo:font-size="12pt" fo:letter-spacing="normal" fo:language="en" fo:country="US" fo:font-style="normal" fo:font-weight="bold" officeooo:rsid="0005ce12" officeooo:paragraph-rsid="0007ab1c"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6" style:family="paragraph" style:parent-style-name="Text_20_body">
      <style:paragraph-properties fo:margin-left="0in" fo:margin-right="0in" fo:margin-top="0in" fo:margin-bottom="0.1043in" style:contextual-spacing="false" fo:line-height="200%" fo:text-align="start" style:justify-single-word="false" fo:orphans="0" fo:widows="0" fo:hyphenation-ladder-count="no-limit" fo:text-indent="0in" style:auto-text-indent="false" style:writing-mode="lr-tb">
        <style:tab-stops/>
      </style:paragraph-properties>
      <style:text-properties fo:font-variant="normal" fo:text-transform="none" fo:color="#555555" loext:opacity="100%" style:font-name="Times New Roman" fo:font-size="12pt" fo:letter-spacing="normal" fo:language="en" fo:country="US" fo:font-style="normal" fo:font-weight="bold" officeooo:rsid="0019b5f6" officeooo:paragraph-rsid="0019b5f6"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7" style:family="paragraph" style:parent-style-name="Text_20_body">
      <style:paragraph-properties fo:margin-left="0in" fo:margin-right="0in" fo:margin-top="0in" fo:margin-bottom="0.1043in" style:contextual-spacing="false" fo:line-height="200%" fo:text-align="start" style:justify-single-word="false" fo:orphans="0" fo:widows="0" fo:hyphenation-ladder-count="no-limit" fo:text-indent="0in" style:auto-text-indent="false" style:writing-mode="lr-tb">
        <style:tab-stops/>
      </style:paragraph-properties>
      <style:text-properties style:font-name="Times New Roman" fo:font-size="12pt" officeooo:paragraph-rsid="0019b5f6" style:font-size-asian="12pt" style:font-size-complex="12pt" fo:hyphenate="false" fo:hyphenation-remain-char-count="2" fo:hyphenation-push-char-count="2" loext:hyphenation-no-caps="false"/>
    </style:style>
    <style:style style:name="P28" style:family="paragraph" style:parent-style-name="Text_20_body">
      <style:paragraph-properties fo:margin-left="0in" fo:margin-right="0in" fo:margin-top="0in" fo:margin-bottom="0.1043in" style:contextual-spacing="false" fo:line-height="200%" fo:text-align="start" style:justify-single-word="false" fo:orphans="0" fo:widows="0" fo:hyphenation-ladder-count="no-limit" fo:text-indent="0in" style:auto-text-indent="false" style:writing-mode="lr-tb">
        <style:tab-stops/>
      </style:paragraph-properties>
      <style:text-properties style:font-name="Times New Roman" fo:font-size="12pt" officeooo:rsid="0019b5f6" officeooo:paragraph-rsid="0019b5f6" style:font-size-asian="12pt" style:font-size-complex="12pt" fo:hyphenate="false" fo:hyphenation-remain-char-count="2" fo:hyphenation-push-char-count="2" loext:hyphenation-no-caps="false"/>
    </style:style>
    <style:style style:name="P2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555555" loext:opacity="100%" style:font-name="Times New Roman" fo:font-size="12pt" fo:letter-spacing="normal" fo:font-style="normal" fo:font-weight="normal" style:font-size-asian="12pt" style:font-size-complex="12pt"/>
    </style:style>
    <style:style style:name="P30" style:family="paragraph" style:parent-style-name="Text_20_body">
      <style:paragraph-properties fo:margin-left="0in" fo:margin-right="0in" fo:margin-top="0in" fo:margin-bottom="0.1043in" style:contextual-spacing="false" fo:orphans="2" fo:widows="2" fo:text-indent="0in" style:auto-text-indent="false"/>
    </style:style>
    <style:style style:name="P31" style:family="paragraph" style:parent-style-name="Text_20_body">
      <style:paragraph-properties fo:margin-left="0in" fo:margin-right="0in" fo:margin-top="0in" fo:margin-bottom="0.1043in" style:contextual-spacing="false" fo:orphans="2" fo:widows="2" fo:text-indent="0in" style:auto-text-indent="false"/>
      <style:text-properties style:font-name="Times New Roman" fo:font-size="12pt" officeooo:rsid="0019b5f6" officeooo:paragraph-rsid="0019b5f6" style:font-size-asian="12pt" style:font-size-complex="12pt"/>
    </style:style>
    <style:style style:name="P3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55555" loext:opacity="100%" style:font-name="Times New Roman" fo:font-size="12pt" fo:letter-spacing="normal" fo:font-style="normal" fo:font-weight="normal" style:font-size-asian="12pt" style:font-size-complex="12pt"/>
    </style:style>
    <style:style style:name="P33"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000000" loext:opacity="100%" style:font-name="Times New Roman" fo:font-size="12pt" fo:letter-spacing="normal" fo:language="en" fo:country="US" fo:font-style="normal" fo:font-weight="bold"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34"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555555" loext:opacity="100%" style:font-name="Times New Roman" fo:font-size="12pt" fo:letter-spacing="normal" fo:language="en" fo:country="US" fo:font-style="normal" fo:font-weight="normal"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T1" style:family="text">
      <style:text-properties fo:font-variant="normal" fo:text-transform="none" fo:color="#555555" loext:opacity="100%" style:font-name="Open Sans" fo:font-size="10.5pt" fo:letter-spacing="normal" fo:font-style="normal" fo:font-weight="normal"/>
    </style:style>
    <style:style style:name="T2" style:family="text">
      <style:text-properties fo:font-variant="normal" fo:text-transform="none" fo:color="#555555" loext:opacity="100%" style:font-name="Open Sans" fo:font-size="10.5pt" fo:letter-spacing="normal" fo:font-style="normal" fo:font-weight="bold"/>
    </style:style>
    <style:style style:name="T3" style:family="text">
      <style:text-properties fo:font-variant="normal" fo:text-transform="none" fo:color="#555555" loext:opacity="100%" style:font-name="Open Sans" fo:font-size="10.5pt" fo:letter-spacing="normal" fo:font-style="italic" fo:font-weight="normal"/>
    </style:style>
    <style:style style:name="T4" style:family="text">
      <style:text-properties fo:font-variant="normal" fo:text-transform="none" fo:color="#555555" loext:opacity="100%" style:font-name="Open Sans" fo:font-size="10.5pt" fo:letter-spacing="normal" fo:language="en" fo:country="US" fo:font-style="normal"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5" style:family="text">
      <style:text-properties fo:font-variant="normal" fo:text-transform="none" fo:color="#555555" loext:opacity="100%" style:font-name="Open Sans" fo:font-size="10.5pt" fo:letter-spacing="normal" fo:language="en" fo:country="US" fo:font-style="normal" fo:font-weight="bold" officeooo:rsid="0019b5f6"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6" style:family="text">
      <style:text-properties fo:font-variant="normal" fo:text-transform="none" fo:color="#555555" loext:opacity="100%" fo:font-size="10.5pt" fo:letter-spacing="normal" fo:font-style="normal" fo:font-weight="normal"/>
    </style:style>
    <style:style style:name="T7" style:family="text">
      <style:text-properties fo:font-variant="normal" fo:text-transform="none" fo:color="#555555" loext:opacity="100%" fo:font-size="10.5pt" fo:letter-spacing="normal" fo:font-style="normal" fo:font-weight="bold"/>
    </style:style>
    <style:style style:name="T8" style:family="text">
      <style:text-properties fo:font-variant="normal" fo:text-transform="none" fo:color="#555555" loext:opacity="100%" fo:font-size="10.5pt" fo:letter-spacing="normal" fo:font-style="italic" fo:font-weight="normal"/>
    </style:style>
    <style:style style:name="T9" style:family="text">
      <style:text-properties fo:font-variant="normal" fo:text-transform="none" fo:color="#555555" loext:opacity="100%" fo:font-size="10.5pt" fo:letter-spacing="normal" fo:language="en" fo:country="US" fo:font-style="normal"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10" style:family="text">
      <style:text-properties fo:font-variant="normal" fo:text-transform="none" fo:color="#555555" loext:opacity="100%" fo:font-size="10.5pt" fo:letter-spacing="normal" fo:language="en" fo:country="US" fo:font-style="normal" fo:font-weight="bold" officeooo:rsid="0019b5f6" style:letter-kerning="false" style:font-name-asian="Segoe UI" style:font-size-asian="12pt" style:language-asian="ja" style:country-asian="JP" style:font-weight-asian="bold" style:font-name-complex="Tahoma" style:font-size-complex="12pt" style:language-complex="ar" style:country-complex="SA" style:font-weight-complex="bold"/>
    </style:style>
    <style:style style:name="T11" style:family="text">
      <style:text-properties fo:font-variant="normal" fo:text-transform="none" fo:color="#555555" loext:opacity="100%" fo:letter-spacing="normal" fo:language="en" fo:country="US" fo:font-style="normal" fo:font-weight="bold" style:letter-kerning="false" style:font-name-asian="Segoe UI" style:language-asian="ja" style:country-asian="JP" style:font-weight-asian="bold" style:font-name-complex="Tahoma" style:language-complex="ar" style:country-complex="SA" style:font-weight-complex="bold"/>
    </style:style>
    <style:style style:name="T12" style:family="text">
      <style:text-properties fo:font-variant="normal" fo:text-transform="none" fo:color="#555555" loext:opacity="100%" fo:letter-spacing="normal" fo:language="en" fo:country="US" fo:font-style="normal" fo:font-weight="bold" officeooo:rsid="0019b5f6" style:letter-kerning="false" style:font-name-asian="Segoe UI" style:language-asian="ja" style:country-asian="JP" style:font-weight-asian="bold" style:font-name-complex="Tahoma" style:language-complex="ar" style:country-complex="SA" style:font-weight-complex="bold"/>
    </style:style>
    <style:style style:name="T13" style:family="text">
      <style:text-properties fo:font-variant="normal" fo:text-transform="none" fo:color="#555555" loext:opacity="100%" style:font-name="Times New Roman" fo:font-size="10.5pt" fo:letter-spacing="normal" fo:font-style="normal" fo:font-weight="normal"/>
    </style:style>
    <style:style style:name="T14" style:family="text">
      <style:text-properties fo:font-variant="normal" fo:text-transform="none" fo:color="#555555" loext:opacity="100%" style:font-name="Times New Roman" fo:font-size="10.5pt" fo:letter-spacing="normal" fo:font-style="normal" fo:font-weight="bold"/>
    </style:style>
    <style:style style:name="T15" style:family="text">
      <style:text-properties fo:font-variant="normal" fo:text-transform="none" fo:color="#555555" loext:opacity="100%" style:font-name="Times New Roman" fo:font-size="10.5pt" fo:letter-spacing="normal" fo:font-style="italic" fo:font-weight="normal"/>
    </style:style>
    <style:style style:name="T16" style:family="text">
      <style:text-properties fo:font-variant="normal" fo:text-transform="none" fo:color="#555555" loext:opacity="100%" style:font-name="Times New Roman" fo:letter-spacing="normal" fo:font-style="normal" fo:font-weight="normal"/>
    </style:style>
    <style:style style:name="T17" style:family="text">
      <style:text-properties fo:font-variant="normal" fo:text-transform="none" fo:color="#555555" loext:opacity="100%" style:font-name="Times New Roman" fo:letter-spacing="normal" fo:font-style="normal" fo:font-weight="bold"/>
    </style:style>
    <style:style style:name="T18" style:family="text">
      <style:text-properties fo:font-variant="normal" fo:text-transform="none" fo:color="#555555" loext:opacity="100%" style:font-name="Times New Roman" fo:letter-spacing="normal" fo:font-style="italic" fo:font-weight="normal"/>
    </style:style>
    <style:style style:name="T19" style:family="text">
      <style:text-properties fo:font-variant="normal" fo:text-transform="none" fo:color="#555555" loext:opacity="100%" style:font-name="Times New Roman" fo:font-size="12pt" fo:letter-spacing="normal" fo:font-style="normal" fo:font-weight="normal" style:font-size-asian="12pt" style:font-size-complex="12pt"/>
    </style:style>
    <style:style style:name="T20" style:family="text">
      <style:text-properties fo:font-variant="normal" fo:text-transform="none" fo:color="#555555" loext:opacity="100%" style:font-name="Times New Roman" fo:font-size="12pt" fo:letter-spacing="normal" fo:font-style="normal" fo:font-weight="bold" style:font-size-asian="12pt" style:font-size-complex="12pt"/>
    </style:style>
    <style:style style:name="T21" style:family="text">
      <style:text-properties fo:font-variant="normal" fo:text-transform="none" fo:color="#555555" loext:opacity="100%" style:font-name="Times New Roman" fo:font-size="12pt" fo:letter-spacing="normal" fo:font-style="italic" fo:font-weight="normal" style:font-size-asian="12pt" style:font-size-complex="12pt"/>
    </style:style>
    <style:style style:name="T22" style:family="text">
      <style:text-properties fo:font-variant="normal" fo:text-transform="none" fo:color="#ff007a" loext:opacity="100%" style:text-line-through-style="none" style:text-line-through-type="none" style:font-name="Open Sans" fo:font-size="10.5pt" fo:letter-spacing="normal" fo:font-style="normal" style:text-underline-style="none" fo:font-weight="normal" style:text-blinking="false"/>
    </style:style>
    <style:style style:name="T23" style:family="text">
      <style:text-properties fo:font-variant="normal" fo:text-transform="none" fo:color="#ff007a" loext:opacity="100%" style:text-line-through-style="none" style:text-line-through-type="none" fo:font-size="10.5pt" fo:letter-spacing="normal" fo:font-style="normal" style:text-underline-style="none" fo:font-weight="normal" style:text-blinking="false"/>
    </style:style>
    <style:style style:name="T24" style:family="text">
      <style:text-properties fo:font-variant="normal" fo:text-transform="none" fo:color="#ff007a" loext:opacity="100%" style:text-line-through-style="none" style:text-line-through-type="none" style:font-name="Times New Roman" fo:font-size="10.5pt" fo:letter-spacing="normal" fo:font-style="normal" style:text-underline-style="none" fo:font-weight="normal" style:text-blinking="false"/>
    </style:style>
    <style:style style:name="T25" style:family="text">
      <style:text-properties fo:font-variant="normal" fo:text-transform="none" fo:color="#ff007a" loext:opacity="100%" style:text-line-through-style="none" style:text-line-through-type="none" style:font-name="Times New Roman" fo:letter-spacing="normal" fo:font-style="normal" style:text-underline-style="none" fo:font-weight="normal" style:text-blinking="false"/>
    </style:style>
    <style:style style:name="T26" style:family="text">
      <style:text-properties fo:font-variant="normal" fo:text-transform="none" fo:color="#ff007a" loext:opacity="1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ff007a" loext:opacity="100%" style:text-line-through-style="none" style:text-line-through-type="none" fo:letter-spacing="normal" fo:font-style="normal" style:text-underline-style="none" fo:font-weight="normal" style:text-blinking="false"/>
    </style:style>
    <style:style style:name="T28" style:family="text">
      <style:text-properties officeooo:rsid="0018b275"/>
    </style:style>
    <style:style style:name="T29" style:family="text">
      <style:text-properties fo:font-weight="normal"/>
    </style:style>
    <style:style style:name="T30" style:family="text">
      <style:text-properties fo:font-weight="normal" officeooo:rsid="0018b275"/>
    </style:style>
    <style:style style:name="T31" style:family="text">
      <style:text-properties fo:font-weight="normal" officeooo:rsid="0019af26"/>
    </style:style>
    <style:style style:name="T32" style:family="text">
      <style:text-properties fo:font-weight="normal" officeooo:rsid="0019b5f6"/>
    </style:style>
    <style:style style:name="T33" style:family="text">
      <style:text-properties fo:font-weight="bold"/>
    </style:style>
    <style:style style:name="T34" style:family="text">
      <style:text-properties style:font-name="Roboto1" fo:font-weight="normal"/>
    </style:style>
    <style:style style:name="T35" style:family="text">
      <style:text-properties style:font-name="Roboto1" fo:font-weight="normal" officeooo:rsid="0018b275"/>
    </style:style>
    <style:style style:name="T36" style:family="text">
      <style:text-properties style:font-name="Roboto1" fo:font-weight="normal" officeooo:rsid="0019af26"/>
    </style:style>
    <style:style style:name="T37" style:family="text">
      <style:text-properties style:font-name="Roboto1" fo:font-weight="normal" officeooo:rsid="0019b5f6"/>
    </style:style>
    <style:style style:name="T38" style:family="text">
      <style:text-properties fo:color="#000000" loext:opacity="100%" fo:font-size="12pt" fo:language="en" fo:country="US"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T39" style:family="text">
      <style:text-properties fo:color="#000000" loext:opacity="100%" fo:font-size="12pt" fo:language="en" fo:country="US" officeooo:rsid="0018b275"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T40" style:family="text">
      <style:text-properties fo:color="#000000" loext:opacity="100%" style:font-name="Roboto1" fo:font-weight="normal"/>
    </style:style>
    <style:style style:name="T41" style:family="text">
      <style:text-properties fo:color="#000000" loext:opacity="100%" fo:language="en" fo:country="US" style:letter-kerning="false" style:font-name-asian="Segoe UI" style:language-asian="ja" style:country-asian="JP" style:font-style-asian="normal" style:font-weight-asian="bold" style:font-name-complex="Tahoma" style:language-complex="ar" style:country-complex="SA" style:font-weight-complex="bold"/>
    </style:style>
    <style:style style:name="T42" style:family="text">
      <style:text-properties fo:color="#000000" loext:opacity="100%" fo:language="en" fo:country="US" officeooo:rsid="0018b275" style:letter-kerning="false" style:font-name-asian="Segoe UI" style:language-asian="ja" style:country-asian="JP" style:font-style-asian="normal" style:font-weight-asian="bold" style:font-name-complex="Tahoma" style:language-complex="ar" style:country-complex="SA" style:font-weight-complex="bold"/>
    </style:style>
    <style:style style:name="T43" style:family="text">
      <style:text-properties officeooo:rsid="0019b5f6"/>
    </style:style>
    <style:style style:name="T44" style:family="text">
      <style:text-properties fo:color="#9397cd" loext:opacity="100%" fo:background-color="transparent" loext:char-shading-value="0"/>
    </style:style>
    <style:style style:name="T45" style:family="text">
      <style:text-properties fo:font-size="10pt"/>
    </style:style>
    <style:style style:name="T46" style:family="text">
      <style:text-properties fo:font-size="10pt" fo:background-color="transparent" loext:char-shading-value="0"/>
    </style:style>
    <style:style style:name="T47" style:family="text">
      <style:text-properties fo:language="en" fo:country="US" style:letter-kerning="false" style:font-name-asian="Segoe UI" style:language-asian="ja" style:country-asian="JP" style:font-name-complex="Tahoma" style:language-complex="ar" style:country-complex="SA"/>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p text:style-name="P3"><text:s/><text:span text:style-name="T28">Empirical Research Benjamin Miller’s Analysis</text:span></text:p>
      <text:p text:style-name="P4"/>
      <text:p text:style-name="P6"><text:s/>Benjamin H. Miller, Ethical Hacker and in pursuit of Bachelor Of Science CS</text:p>
      <text:p text:style-name="P6">Harvard X and University Of The People</text:p>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text:p>
      <text:p text:style-name="P34"><text:bookmark text:name="yui_3_17_2_1_1618196388608_51"/>Psychologists and scientists use the words “empirical evidence,” “empirical research, “and “empiricism” in ‘scientific studies.’  But do we, as consumers and users of ‘scientific information,’ understand what these mean?</text:p>
      <text:section text:style-name="Sect1" text:name="yui_3_17_2_1_1618196388608_52">
        <text:p text:style-name="P29">The Merriam-Webster Dictionary (2014) defines the word “empirical” as:</text:p>
      </text:section>
      <text:p text:style-name="P30"><text:span text:style-name="T19">1</text:span><text:span text:style-name="Strong_20_Emphasis"><text:span text:style-name="T20">:</text:span></text:span><text:span text:style-name="T19">  originating in or based on observation or experience &lt;</text:span><text:span text:style-name="Emphasis"><text:span text:style-name="T21">empirical</text:span></text:span><text:span text:style-name="T19"> data&gt;</text:span></text:p>
      <text:p text:style-name="P30"><text:span text:style-name="T19">2</text:span><text:span text:style-name="Strong_20_Emphasis"><text:span text:style-name="T20">:</text:span></text:span><text:span text:style-name="T19">  relying on experience or observation alone often without due regard for system and theory &lt;an </text:span><text:span text:style-name="Emphasis"><text:span text:style-name="T21">empirical</text:span></text:span><text:span text:style-name="T19"> basis for the theory&gt;</text:span></text:p>
      <text:p text:style-name="P30"><text:span text:style-name="T19">3</text:span><text:span text:style-name="Strong_20_Emphasis"><text:span text:style-name="T20">:</text:span></text:span><text:span text:style-name="T19">  capable of being verified or disproved by observation or experiment &lt;</text:span><text:span text:style-name="Emphasis"><text:span text:style-name="T21">empirical</text:span></text:span><text:span text:style-name="T19"> laws&gt;.”</text:span></text:p>
      <text:p text:style-name="P32"/>
      <text:p text:style-name="P7"/>
      <text:p text:style-name="P7"/>
      <text:p text:style-name="P8"><text:span text:style-name="T41">Empirical research is a methodology viciously research is conducted by using empirical evidence and data. Analysis using direct and indirect via from life experience or just cognitive inference from observations. <text:s/></text:span><text:span text:style-name="T42">Some things cant be figured out in a lab some is applied practices and study gained over time by scribes who jolt down there experiences and professional hypothesis. </text:span><text:span text:style-name="T29">Qualitative </text:span><text:span text:style-name="T30">and </text:span><text:span text:style-name="T29">Quantitative </text:span><text:span text:style-name="T30">used in symbiotically </text:span><text:span text:style-name="T31">methodology to answer questions that labs wouldn't be able to. <text:s/>I think as consumers we have a basic understanding of the principles use unconscious bias mannerism but you really use it right when your field requires to do that type of skill. Its applied practice knowledge is one thing wielding that knowledge to answer question with a methodology in a scientific form is another. We do it to some degree but difference between the average person and someone who has to do the skill to survive to get there currency. Real world problems wouldn't be resolved if we didn’t have this knowledge learned overtime like we as homo sapiens would make the same mistakes over and over again if we never developed these methods. Your seeing this done in real world today with Global warming. I actually did a hackathon this year. </text:span></text:p>
      <text:p text:style-name="P9"><text:soft-page-break/><text:span text:style-name="T31">I used code as means of combative</text:span></text:p>
      <text:p text:style-name="P10"><text:span text:style-name="T29">agonist this problem. Some things I came up with will be implemented world wide but the hackathon as whole solves more issues the combined power many brains more powerful than one in fashion that causes unity . </text:span><text:span text:style-name="T32">My email in return. </text:span></text:p>
      <text:p text:style-name="P10"><text:span text:style-name="T32"/></text:p>
      <text:p text:style-name="P33"><draw:frame draw:style-name="fr1" draw:name="Frame1" text:anchor-type="paragraph" svg:width="6.9252in" draw:z-index="0"><draw:text-box fo:min-height="0in"><table:table table:name="Table1" table:style-name="Table1"><table:table-column table:style-name="Table1.A"/><table:table-row table:style-name="TableLine3011530265984"><table:table-cell table:style-name="Table1.A1" office:value-type="string"><text:p text:style-name="P19"/><text:p text:style-name="P19">Dear Attendee,</text:p><text:p text:style-name="P19">The organizing teams would like to <text:span text:style-name="Strong_20_Emphasis"><text:span text:style-name="T33">thank you</text:span></text:span> again for your attendance and/or participation in the <text:span text:style-name="Strong_20_Emphasis"><text:span text:style-name="T33">Climate Crisis AI Hackathon on January 18-28</text:span></text:span>. We hope that the event met your expectations.</text:p><text:p text:style-name="P19">A special thank you to our keynote speakers, mentors, judges and event facilitators without whom the event would not have been as successful, and to our precious sponsors for their contribution: CIFAR, Concordia Student Union, Concordia Council on Student Life, Dawson College, &amp; Sustainability Action Fund.</text:p><text:p text:style-name="P19">We would love to get feedback from you in order to make our next events more successful. You can help us by completing our brief survey through the following link.  <text:a xlink:type="simple" xlink:href="https://clicks.eventbrite.com/f/a/ThGX78nC8tg7QsRrlT0hsA~~/AAQxAQA~/RgRh-5K6P0SUaHR0cHM6Ly9kb2NzLmdvb2dsZS5jb20vZm9ybXMvZC9lLzFGQUlwUUxTZjRteW5KeTJpLWtoZDJJOVkzV2l0MXo2ZzVnMHNFR1hsaWx6eDBLQnZubjJvdHlBL3ZpZXdmb3JtP3VzcD1wcF91cmwmZW50cnkuMTUxOTk3NDM1Mz1OL0ErKEkrZGlkK25vdCtoYWNrKVcDc3BjQgpgGTpfGmCK7H4CUhhoYWNrZXJzc2hAcHJvdG9ubWFpbC5jb21YBAAAAAA~" office:target-frame-name="_blank" xlink:show="new" text:style-name="Internet_20_link" text:visited-style-name="Visited_20_Internet_20_Link"><text:span text:style-name="T44">https://docs.google.com/forms/d/e/1FAIpQLSf4mynJy2i-khd2I9Y3Wit1z6g5g0sEGXlilzx0KBvnn2otyA/viewform?usp=pp_url&amp;entry.1519974353=N/A+(I+did+not+hack)</text:span></text:a></text:p><text:p text:style-name="P19"> </text:p><text:p text:style-name="P19">We hope to see you again soon.</text:p><text:p text:style-name="P19">Sincerely, </text:p><text:p text:style-name="P19">The Climate Crisis AI Hackathon organizing team</text:p><text:p text:style-name="P19"><text:span text:style-name="Emphasis"><text:span text:style-name="T45">Follow us on Social Media to keep track of our next events!</text:span></text:span></text:p><text:list xml:id="list4096723014" text:style-name="L1"><text:list-item><text:p text:style-name="P18"><text:span text:style-name="T45">AI Launch Lab: </text:span><text:a xlink:type="simple" xlink:href="https://clicks.eventbrite.com/f/a/L-bjr072rSnUHwL8EORigg~~/AAQxAQA~/RgRh-5K6P0RFaHR0cHM6Ly93d3cuZmFjZWJvb2suY29tL0FJTGF1bmNoTGFiLz92aWV3X3B1YmxpY19mb3I9NDgzMzU2MDMyNDI1NjIwVwNzcGNCCmAZOl8aYIrsfgJSGGhhY2tlcnNzaEBwcm90b25tYWlsLmNvbVgEAAAAAA~~" office:target-frame-name="_blank" xlink:show="new" text:style-name="Internet_20_link" text:visited-style-name="Visited_20_Internet_20_Link"><text:span text:style-name="T46">https://www.facebook.com/AILaunchLab/?view_public_for=483356032425620</text:span></text:a></text:p></text:list-item><text:list-item><text:p text:style-name="P18"><text:span text:style-name="T45">ConcordIA: </text:span><text:a xlink:type="simple" xlink:href="https://clicks.eventbrite.com/f/a/KpZFIcZjG2uqXLFprWdvxQ~~/AAQxAQA~/RgRh-5K6P0REaHR0cHM6Ly93d3cuZmFjZWJvb2suY29tL0NvbmNvcmRBSS8_dmlld19wdWJsaWNfZm9yPTE3ODI4MTA4OTIwMTcxODJXA3NwY0IKYBk6Xxpgiux-AlIYaGFja2Vyc3NoQHByb3Rvbm1haWwuY29tWAQAAAAA" office:target-frame-name="_blank" xlink:show="new" text:style-name="Internet_20_link" text:visited-style-name="Visited_20_Internet_20_Link"><text:span text:style-name="T46">https://www.facebook.com/ConcordAI/?view_public_for=1782810892017182</text:span></text:a><text:span text:style-name="T45"> </text:span></text:p></text:list-item><text:list-item><text:p text:style-name="P20"><text:span text:style-name="T45">MTL NewTech: </text:span><text:a xlink:type="simple" xlink:href="https://clicks.eventbrite.com/f/a/oTtwwv04w33z4tJuW17VLg~~/AAQxAQA~/RgRh-5K6P0QjaHR0cHM6Ly93d3cuZmFjZWJvb2suY29tL210bG5ld3RlY2hXA3NwY0IKYBk6Xxpgiux-AlIYaGFja2Vyc3NoQHByb3Rvbm1haWwuY29tWAQAAAAA" office:target-frame-name="_blank" xlink:show="new" text:style-name="Internet_20_link" text:visited-style-name="Visited_20_Internet_20_Link"><text:span text:style-name="T46">https://www.facebook.com/mtlnewtech</text:span></text:a><text:span text:style-name="T45"> </text:span></text:p></text:list-item></text:list></table:table-cell></table:table-row></table:table></draw:text-box></draw:frame></text:p>
      <text:p text:style-name="P7"/>
      <text:p text:style-name="P7"/>
      <text:p text:style-name="P12"><text:soft-page-break/>It was good learning experience because I actually used these skills in real time to solve real world issues. </text:p>
      <text:p text:style-name="P7"/>
      <text:p text:style-name="P7"/>
      <text:p text:style-name="P7"/>
      <text:p text:style-name="P7"/>
      <text:p text:style-name="P7"/>
      <text:p text:style-name="P7"/>
      <text:p text:style-name="P13"/>
      <text:p text:style-name="P25">References</text:p>
      <text:p text:style-name="P27"><text:span text:style-name="T12">Proton-mail(2021) Email Retrieved on 02/03/21 </text:span></text:p>
      <text:p text:style-name="P28"><text:span text:style-name="T12">f</text:span><text:span text:style-name="T11">rom https://mail.protonmail.com/</text:span></text:p>
      <text:p text:style-name="P14"> </text:p>
      <text:p text:style-name="P14"> </text:p>
      <text:p text:style-name="P15">02/03/2021</text:p>
      <text:p text:style-name="P26"/>
      <text:p text:style-name="P30"><text:span text:style-name="T19">Merriam-Webster. (n.d.). Empirical. In </text:span><text:span text:style-name="T21">Merriam-Webster.com dictionary</text:span><text:span text:style-name="T19">. Retrieved December 3, 2019, from </text:span><text:a xlink:type="simple" xlink:href="https://www.merriam-webster.com/dictionary/empirical" text:style-name="Internet_20_link" text:visited-style-name="Visited_20_Internet_20_Link"><text:span text:style-name="T26">https://www.merriam-webster.com/dictionary/empirical</text:span></text:a></text:p>
      <text:p text:style-name="P31"><text:span text:style-name="T27"><text:s text:c="2"/></text:span></text:p>
      <text:p text:style-name="P24"/>
      <text:p text:style-name="P16"><text:s/>Selection <text:s text:c="34"/>Document</text:p>
      <table:table table:name="Table2" table:style-name="Table2">
        <table:table-column table:style-name="Table2.A" table:number-columns-repeated="3"/>
        <table:table-row table:style-name="Table2.1">
          <table:table-cell table:style-name="Table2.A1" office:value-type="string">
            <text:p text:style-name="P21">Words</text:p>
          </table:table-cell>
          <table:table-cell table:style-name="Table2.A1" office:value-type="string">
            <text:p text:style-name="P21">0</text:p>
          </table:table-cell>
          <table:table-cell table:style-name="Table2.A1" office:value-type="string">
            <text:p text:style-name="P22">565</text:p>
          </table:table-cell>
        </table:table-row>
        <table:table-row table:style-name="Table2.1">
          <table:table-cell table:style-name="Table2.A1" office:value-type="string">
            <text:p text:style-name="P21">Characters including </text:p>
            <text:p text:style-name="P21">Spaces</text:p>
          </table:table-cell>
          <table:table-cell table:style-name="Table2.A1" office:value-type="string">
            <text:p text:style-name="P21">0</text:p>
          </table:table-cell>
          <table:table-cell table:style-name="Table2.A1" office:value-type="string">
            <text:p text:style-name="P23"><text:span text:style-name="T43">3</text:span>,<text:span text:style-name="T43">936</text:span></text:p>
          </table:table-cell>
        </table:table-row>
        <table:table-row table:style-name="Table2.1">
          <table:table-cell table:style-name="Table2.A1" office:value-type="string">
            <text:p text:style-name="P21">Character excluding <text:s/></text:p>
          </table:table-cell>
          <table:table-cell table:style-name="Table2.A1" office:value-type="string">
            <text:p text:style-name="P21">0</text:p>
          </table:table-cell>
          <table:table-cell table:style-name="Table2.A1" office:value-type="string">
            <text:p text:style-name="P23">3,354</text:p>
          </table:table-cell>
        </table:table-row>
      </table:table>
      <text:p text:style-name="P17"/>
      <text:p text:style-name="P2"><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T America Standard" svg:font-family="'GT America Standard', Helvetica, 'Helvetica Neue', Arial, 'Segoe UI', Roboto, 'Droid Sans', sans-serif"/>
    <style:font-face style:name="Linux Libertine" svg:font-family="'Linux Libertine', Georgia, Times, serif"/>
    <style:font-face style:name="Open Sans" svg:font-family="'Open Sans', sans-serif"/>
    <style:font-face style:name="Roboto1" svg:font-family="Roboto, Arial, sans-serif"/>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2:05:36.706000000</meta:creation-date>
    <dc:date>2021-04-11T20:46:21.184000000</dc:date>
    <meta:editing-duration>PT48M14S</meta:editing-duration>
    <meta:editing-cycles>6</meta:editing-cycles>
    <meta:generator>LibreOffice/7.0.5.2$Windows_X86_64 LibreOffice_project/64390860c6cd0aca4beafafcfd84613dd9dfb63a</meta:generator>
    <meta:document-statistic meta:table-count="2" meta:image-count="0" meta:object-count="0" meta:page-count="5" meta:paragraph-count="43" meta:word-count="565" meta:character-count="3936" meta:non-whitespace-character-count="3354"/>
  </office:meta>
</office:document-meta>
</file>